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4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X cards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X:XX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X:XX against Cloud without pressing A or stocking cards, and then defeat him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X times via his reload card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X secon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eighty Decisions [m]</text:p>
          </table:table-cell>
          <table:table-cell office:value-type="string" calcext:value-type="string">
            <text:p>Defeat X using a deck with a size of at most 20 cards and a CP cost of 450 or les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X while using attack cards only for the purpose of activating sleights.</text:p>
          </table:table-cell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X using a deck containing at least Y card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</table:table-row>
      </table:table>
      <table:named-expressions/>
      <table:database-ranges>
        <table:database-range table:name="__Anonymous_Sheet_DB__1" table:target-range-address="'New Achievements'.A1:'New Achievements'.A30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6:54:16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4-24T18:36:59.937000000</dc:date>
    <meta:editing-duration>P1DT5H15M26S</meta:editing-duration>
    <meta:editing-cycles>173</meta:editing-cycles>
    <meta:document-statistic meta:table-count="2" meta:cell-count="4617" meta:object-count="0"/>
  </office:meta>
</office:document-meta>
</file>